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pic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Number Of Question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Pending 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Bookma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 &amp; SPACE COMPLEXITY + 1D AND 2D ARRAYS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RAYS &amp; MATHS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THS II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T MANIPULATION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ARCHING I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ARCHING II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CURSION &amp; BACKTRACKING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CKTRACKING 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RTING 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RTING 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WO POINTERS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ASHING I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ASHING 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RING ALGORITHMS</text:p>
          </table:table-cell>
          <table:table-cell table:number-columns-repeated="5"/>
        </table:table-row>
      </table:table>
      <table:table table:name="SEARCHING I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Problem Na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tated Sorted Array Search 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rted Insert Position 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ngle Element in a Sorted Array 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d a peak element 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trix Search 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ximum height of staircase 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ecial Integer 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table table:name="SEARCHING II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Problem Na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Remarks</text:p>
          </table:table-cell>
        </table:table-row>
      </table:table>
      <table:table table:name="BIT MANIPULATION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Problem Na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verse Bits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umber of 1 Bits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ngle Number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office:string-value="Add Binary Strings&#10;" calcext:value-type="string">
            <text:p>Add Binary Strings</text:p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sue in my problem <text:s/>copy paste the solution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office:string-value="Single Number II&#10;" calcext:value-type="string">
            <text:p>Single Number II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itcount %3 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office:string-value="Count Total Set Bits&#10;" calcext:value-type="string">
            <text:p>Count Total Set Bits</text:p>
            <text:p/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16:49:26.467801563</meta:creation-date>
    <dc:date>2020-12-13T17:09:50.911559727</dc:date>
    <meta:editing-duration>PT10M12S</meta:editing-duration>
    <meta:editing-cycles>3</meta:editing-cycles>
    <meta:generator>LibreOffice/6.4.6.2$Linux_X86_64 LibreOffice_project/40$Build-2</meta:generator>
    <meta:document-statistic meta:table-count="5" meta:cell-count="92" meta:object-count="0"/>
  </office:meta>
</office:document-meta>
</file>